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02cm" svg:stroke-color="#000000" draw:marker-start-width="0.457cm" draw:marker-end-width="0.457cm" draw:fill="none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gr9" style:family="graphic" style:parent-style-name="standard">
      <style:graphic-properties draw:stroke="solid" svg:stroke-width="0.102cm" svg:stroke-color="#00ff00" draw:marker-start-width="0.457cm" draw:marker-end-width="0.457cm" draw:fill="none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fo:min-height="2.927cm"/>
    </style:style>
    <style:style style:name="pr5" style:family="presentation" style:parent-style-name="Default-outline1">
      <style:graphic-properties draw:fill-color="#ffffff" fo:min-height="14.01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fill-color="#ffffff" draw:auto-grow-height="true" fo:min-height="3.178cm"/>
    </style:style>
    <style:style style:name="pr8" style:family="presentation" style:parent-style-name="Default-outline1">
      <style:graphic-properties draw:fill-color="#ffffff" draw:auto-grow-height="true" fo:min-height="14.267cm"/>
    </style:style>
    <style:style style:name="pr9" style:family="presentation" style:parent-style-name="Default-outline1" style:list-style-name="L5">
      <style:graphic-properties draw:fill-color="#ffffff" draw:auto-grow-height="true" fo:min-height="14.267cm"/>
    </style:style>
    <style:style style:name="pr10" style:family="presentation" style:parent-style-name="Default-outline1" style:list-style-name="L4">
      <style:graphic-properties draw:fill-color="#ffffff" draw:auto-grow-height="true" fo:min-height="14.267cm"/>
    </style:style>
    <style:style style:name="pr11" style:family="presentation" style:parent-style-name="Default-outline1" style:list-style-name="L6">
      <style:graphic-properties draw:fill-color="#ffffff" draw:auto-grow-height="true" fo:min-height="14.267cm"/>
    </style:style>
    <style:style style:name="pr12" style:family="presentation" style:parent-style-name="Default-outline1" style:list-style-name="L6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cm" fo:margin-right="0cm" fo:text-indent="0cm"/>
      <style:text-properties fo:font-size="36pt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margin-left="3.6cm" fo:margin-right="0cm" text:enable-numbering="false" fo:text-indent="-0.6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1.2cm" fo:margin-right="0cm" text:enable-numbering="true" fo:text-indent="-0.9cm"/>
    </style:style>
    <style:style style:name="P10" style:family="paragraph">
      <style:paragraph-properties fo:margin-left="0cm" fo:margin-right="0cm" fo:text-indent="0cm"/>
      <style:text-properties fo:color="#23ff23" fo:font-size="20pt" fo:font-weight="bold"/>
    </style:style>
    <style:style style:name="P11" style:family="paragraph">
      <style:paragraph-properties fo:text-align="center"/>
    </style:style>
    <style:style style:name="P12" style:family="paragraph">
      <style:paragraph-properties fo:margin-left="4.8cm" fo:margin-right="0cm" text:enable-numbering="false" fo:text-indent="-0.6cm"/>
    </style:style>
    <style:style style:name="P13" style:family="paragraph">
      <style:paragraph-properties fo:margin-left="6cm" fo:margin-right="0cm" text:enable-numbering="false" fo:text-indent="-0.6cm"/>
    </style:style>
    <style:style style:name="P14" style:family="paragraph">
      <style:paragraph-properties fo:margin-left="7.2cm" fo:margin-right="0cm" text:enable-numbering="false" fo:text-indent="-0.6cm"/>
    </style:style>
    <style:style style:name="P15" style:family="paragraph">
      <style:paragraph-properties fo:margin-left="3.6cm" fo:margin-right="0cm" fo:text-indent="-0.6cm"/>
    </style:style>
    <style:style style:name="P16" style:family="paragraph">
      <style:paragraph-properties fo:margin-left="2.4cm" fo:margin-right="0cm" text:enable-numbering="false" fo:text-indent="-0.8cm"/>
    </style:style>
    <style:style style:name="P17" style:family="paragraph">
      <style:paragraph-properties fo:margin-left="2.4cm" fo:margin-right="0cm" text:enable-numbering="false" fo:text-indent="-0.8cm"/>
      <style:text-properties fo:font-size="22pt" fo:font-weight="bold"/>
    </style:style>
    <style:style style:name="P18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font-size="36pt"/>
    </style:style>
    <style:style style:name="T4" style:family="text">
      <style:text-properties fo:color="#23ff23" fo:font-size="22pt" fo:font-weight="bold"/>
    </style:style>
    <style:style style:name="T5" style:family="text">
      <style:text-properties fo:color="#23ff23" fo:font-size="20pt" fo:font-weight="bold"/>
    </style:style>
    <style:style style:name="T6" style:family="text">
      <style:text-properties fo:color="#ff8080" fo:font-size="22pt" fo:font-weight="bold"/>
    </style:style>
    <style:style style:name="T7" style:family="text">
      <style:text-properties fo:color="#ffffff" fo:font-size="22pt" fo:font-weight="bold"/>
    </style:style>
    <style:style style:name="T8" style:family="text">
      <style:text-properties fo:color="#00ffff" fo:font-size="22pt" fo:font-weight="bold"/>
    </style:style>
    <style:style style:name="T9" style:family="text">
      <style:text-properties fo:color="#ccccff" fo:font-size="22pt" fo:font-weight="bold"/>
    </style:style>
    <style:style style:name="T10" style:family="text">
      <style:text-properties fo:color="#23ff23" fo:font-size="24pt" fo:font-weight="bold"/>
    </style:style>
    <style:style style:name="T11" style:family="text">
      <style:text-properties fo:color="#ff8080" fo:font-size="24pt" fo:font-weight="bold"/>
    </style:style>
    <style:style style:name="T12" style:family="text">
      <style:text-properties fo:color="#ccccff"/>
    </style:style>
    <style:style style:name="T13" style:family="text">
      <style:text-properties fo:color="#ffffff"/>
    </style:style>
    <style:style style:name="T14" style:family="text">
      <style:text-properties fo:color="#ffcc99" fo:font-size="22pt" fo:font-weight="bold"/>
    </style:style>
    <style:style style:name="T15" style:family="text">
      <style:text-properties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4">
      <text:list-level-style-number text:level="1" style:num-suffix=") " style:num-format="1">
        <style:list-level-properties text:space-before="0.3cm" text:min-label-width="0.9cm"/>
        <style:text-properties fo:color="#ff9966" fo:font-size="100%"/>
      </text:list-level-style-number>
      <text:list-level-style-number text:level="2" style:num-suffix=") " style:num-format="1">
        <style:list-level-properties text:space-before="1.6cm" text:min-label-width="0.8cm"/>
        <style:text-properties fo:color="#9966cc" fo:font-size="100%"/>
      </text:list-level-style-number>
      <text:list-level-style-number text:level="3" style:num-suffix=") " style:num-format="1">
        <style:list-level-properties text:space-before="3cm" text:min-label-width="0.6cm"/>
        <style:text-properties fo:color="#33cc66" fo:font-size="100%"/>
      </text:list-level-style-number>
      <text:list-level-style-number text:level="4" style:num-suffix=")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 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 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 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 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 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6">
      <text:list-level-style-bullet text:level="1" text:bullet-char="">
        <style:list-level-properties text:space-before="1.6cm" text:min-label-width="0.8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Arrays and Lists</presentation:footer-decl>
      <presentation:footer-decl presentation:name="ftr2">CMPTxxxx</presentation:footer-decl>
      <presentation:date-time-decl presentation:name="dtd1" presentation:source="fixed">1 Oct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5.1-5.9: Arrays<text:line-break/>Py 10.1-10.7: Lists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1 Oct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Reminders on labs/homeworks</text:p>
          </draw:text-box>
        </draw:frame>
        <draw:frame presentation:style-name="pr5" draw:layer="layout" svg:width="25.199cm" svg:height="14.22cm" svg:x="1.4cm" svg:y="4.507cm" presentation:class="outline" presentation:user-transformed="true">
          <draw:text-box>
            <text:list text:style-name="L3">
              <text:list-item>
                <text:p text:style-name="P3">Please <text:span text:style-name="T1">upload</text:span> your <text:span text:style-name="T2">.py</text:span> file separately from your lab write-up</text:p>
              </text:list-item>
            </text:list>
            <text:list text:style-name="L3">
              <text:list-item>
                <text:list>
                  <text:list-item>
                    <text:p text:style-name="P4">So the TA can run your program</text:p>
                  </text:list-item>
                </text:list>
              </text:list-item>
            </text:list>
            <text:list text:style-name="L3">
              <text:list-item>
                <text:p text:style-name="P3">Please put a <text:span text:style-name="T2">raw_input()</text:span> or something at the end of your program to <text:span text:style-name="T1">pause</text:span> before quitting</text:p>
              </text:list-item>
            </text:list>
            <text:list text:style-name="L3">
              <text:list-item>
                <text:list>
                  <text:list-item>
                    <text:p text:style-name="P4">Otherwise the window will close and we can't see the output</text:p>
                  </text:list-item>
                </text:list>
              </text:list-item>
            </text:list>
            <text:list text:style-name="L3">
              <text:list-item>
                <text:p text:style-name="P3">If the HW problem doesn't specify <text:span text:style-name="T2">Python</text:span> or <text:span text:style-name="T2">M2</text:span>, you may use either, but <text:span text:style-name="T1">specify</text:span> which language you're using</text:p>
              </text:list-item>
            </text:list>
            <text:list text:style-name="L3">
              <text:list-item>
                <text:list>
                  <text:list-item>
                    <text:p text:style-name="P4">HWs are preferably uploaded to myCourses, too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5" draw:layer="layout" svg:width="25.199cm" svg:height="3.178cm" svg:x="1cm" svg:y="0.337cm" presentation:class="title" presentation:user-transformed="true">
          <draw:text-box>
            <text:p text:style-name="P1"><text:span text:style-name="T3">What's on today (§5.1-5.5, Py 10.1-10.7)</text:span></text:p>
          </draw:text-box>
        </draw:frame>
        <draw:frame presentation:style-name="pr8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Python <text:span text:style-name="T1">lists</text:span> vs. M2/C <text:span text:style-name="T1">arrays</text:span></text:p>
              </text:list-item>
            </text:list>
            <text:list text:style-name="L3">
              <text:list-item>
                <text:p text:style-name="P3">Lists as function <text:span text:style-name="T1">parameters</text:span></text:p>
              </text:list-item>
            </text:list>
            <text:list text:style-name="L3">
              <text:list-item>
                <text:p text:style-name="P3"><text:span text:style-name="T1">Multidimensional</text:span> arrays/lists</text:p>
              </text:list-item>
            </text:list>
            <text:list text:style-name="L3">
              <text:list-item>
                <text:p text:style-name="P3"><text:span text:style-name="T1">Python</text:span>-specific list operations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embership</text:span> (<text:span text:style-name="T2">in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oncatenate</text:span> (<text:span text:style-name="T2">+</text:span>), <text:span text:style-name="T1">repeat</text:span> (<text:span text:style-name="T2">*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elete</text:span> (<text:span text:style-name="T2">del</text:span>), <text:span text:style-name="T1">slice</text:span> (<text:span text:style-name="T2">[s:e]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liasing</text:span> vs. <text:span text:style-name="T1">copying</text:span> list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Array parameters in M2/C/etc.</text:p>
          </draw:text-box>
        </draw:frame>
        <draw:frame presentation:style-name="pr8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In <text:span text:style-name="T1">statically</text:span>-typed languages like M2, C, etc., the procedure declaration needs to specify that the parameter is an <text:span text:style-name="T1">array</text:span>, and the <text:span text:style-name="T1">type</text:span> of its element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2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PROCEDURE Average(myList: ARRAY of REAL) : REAL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">C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float average(float* myList, unsigned int len)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In M2, <text:span text:style-name="T2">HIGH(myList)</text:span> gets the <text:span text:style-name="T1">length</text:span></text:p>
              </text:list-item>
            </text:list>
            <text:list text:style-name="L3">
              <text:list-item>
                <text:p text:style-name="P9">In C, length is <text:span text:style-name="T1">unknown</text:span> (pass in separately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Multidimensional arrays</text:p>
          </draw:text-box>
        </draw:frame>
        <draw:frame presentation:style-name="pr8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Multidimensional</text:span> arrays are simply arrays of array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myMatrix = [ [0.0, 0.1, 0.2, 0.3],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<text:tab/></text:span><text:span text:style-name="T4"><text:tab/></text:span><text:span text:style-name="T4"><text:tab/></text:span><text:span text:style-name="T4"><text:tab/></text:span><text:span text:style-name="T4">[1.0, 1.1, 1.2, 1.3],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<text:tab/></text:span><text:span text:style-name="T4"><text:tab/></text:span><text:span text:style-name="T4"><text:tab/></text:span><text:span text:style-name="T4"><text:tab/></text:span><text:span text:style-name="T4">[2,0, 2.1, 2.2, 2.3] ]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1">Accessing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myMatrix[1][2] = 1.2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1">Row-major</text:span> convention:</text:p>
              </text:list-item>
            </text:list>
          </draw:text-box>
        </draw:frame>
        <draw:frame draw:style-name="gr2" draw:id="id2" draw:layer="layout" svg:width="7.411cm" svg:height="3.404cm" svg:x="14.549cm" svg:y="15.0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0" draw:id="id1" draw:layer="layout" svg:width="4.473cm" svg:height="1.038cm" svg:x="22.761cm" svg:y="13.945cm">
          <draw:text-box>
            <text:p text:style-name="P1"><text:span text:style-name="T5">myMatrix[1]</text:span></text:p>
          </draw:text-box>
        </draw:frame>
        <draw:connector draw:style-name="gr4" draw:text-style-name="P11" draw:layer="layout" draw:type="line" svg:x1="22.761cm" svg:y1="14.464cm" svg:x2="21.96cm" svg:y2="16.707cm" draw:start-shape="id1" draw:start-glue-point="3" draw:end-shape="id2" draw:end-glue-point="1">
          <text:p text:style-name="P1"/>
        </draw:connector>
        <draw:ellipse draw:style-name="gr5" draw:text-style-name="P11" draw:id="id4" draw:layer="layout" svg:width="1.905cm" svg:height="1.27cm" svg:x="18.215cm" svg:y="16.175cm">
          <text:p text:style-name="P1"/>
        </draw:ellipse>
        <draw:connector draw:style-name="gr6" draw:text-style-name="P11" draw:id="id7" draw:layer="layout" draw:type="curve" svg:x1="12.235cm" svg:y1="11.435cm" svg:x2="19.167cm" svg:y2="16.175cm" draw:start-shape="id3" draw:start-glue-point="1" draw:end-shape="id4" draw:end-glue-point="0">
          <text:p text:style-name="P1"/>
        </draw:connector>
        <draw:ellipse draw:style-name="gr7" draw:text-style-name="P11" draw:id="id3" draw:layer="layout" svg:width="1.905cm" svg:height="1.27cm" svg:x="10.33cm" svg:y="10.8cm">
          <text:p text:style-name="P1"/>
        </draw:ellipse>
        <draw:ellipse draw:style-name="gr5" draw:text-style-name="P11" draw:id="id5" draw:layer="layout" svg:width="8.888cm" svg:height="1.27cm" svg:x="13.972cm" svg:y="16.175cm">
          <text:p text:style-name="P1"/>
        </draw:ellipse>
        <draw:connector draw:style-name="gr6" draw:text-style-name="P11" draw:id="id6" draw:layer="layout" draw:type="curve" svg:x1="24.997cm" svg:y1="14.983cm" svg:x2="22.86cm" svg:y2="16.81cm" draw:start-shape="id1" draw:start-glue-point="2" draw:end-shape="id5" draw:end-glue-point="1">
          <text:p text:style-name="P1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5" smil:attributeName="visibility" smil:to="visible"/>
                  <anim:transitionFilter smil:dur="0.5s" smil:targetElement="id5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" smil:attributeName="visibility" smil:to="visible"/>
                  <anim:transitionFilter smil:dur="0.5s" smil:targetElement="id3" smil:type="barWipe" smil:subtype="leftToRigh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Iterating through multidim arrays</text:p>
          </draw:text-box>
        </draw:frame>
        <draw:frame presentation:style-name="pr9" draw:text-style-name="P7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6">def</text:span><text:span text:style-name="T7"> </text:span><text:span text:style-name="T8">matrix_average</text:span><text:span text:style-name="T7">(matrix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4">"""Return the average value from the 2D matrix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4">Pre: matrix must be a non-empty 2D array of scalar values.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9">sum</text:span><text:span text:style-name="T7"> =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9">num_entries</text:span><text:span text:style-name="T7"> =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6">for</text:span><text:span text:style-name="T7"> </text:span><text:span text:style-name="T9">row</text:span><text:span text:style-name="T7"> in range(</text:span><text:span text:style-name="T6">len</text:span><text:span text:style-name="T7">(matrix)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6">for</text:span><text:span text:style-name="T7"> </text:span><text:span text:style-name="T9">col</text:span><text:span text:style-name="T7"> in range(</text:span><text:span text:style-name="T6">len</text:span><text:span text:style-name="T7">(matrix[row]))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4"><text:span text:style-name="T9">sum</text:span><text:span text:style-name="T7"> += matrix[</text:span><text:span text:style-name="T9">row</text:span><text:span text:style-name="T7">][</text:span><text:span text:style-name="T9">col</text:span><text:span text:style-name="T7">]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9">num_entries</text:span><text:span text:style-name="T7"> += </text:span><text:span text:style-name="T6">len</text:span><text:span text:style-name="T7">(matrix[row]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6">return</text:span><text:span text:style-name="T7"> </text:span><text:span text:style-name="T9">sum</text:span><text:span text:style-name="T7"> / </text:span><text:span text:style-name="T9">num_entri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What if rows are not all equal length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List operations (Python specific)</text:p>
          </draw:text-box>
        </draw:frame>
        <draw:frame presentation:style-name="pr8" draw:text-style-name="P9" draw:layer="layout" svg:width="25.199cm" svg:height="14.85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0">myApples = [ "Fuji", "Gala", "Golden Delicious" ]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Test for list <text:span text:style-name="T1">membership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0">if "Fuji" in myApples: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1"># Tru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Concatenate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0">[ 'a', 'b', 'c' ] + [ 'd', 'e' ]</text:span><text:span text:style-name="T10"><text:tab/>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1">Repeat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0">[ 'a', 'b', 'c' ] * 2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1">Modify</text:span> list entries (mutable)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0">myApples[1] = "Braeburn"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Convert a <text:span text:style-name="T1">string</text:span> to a list of character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0">list("Hello World!")</text:span><text:span text:style-name="T10"><text:tab/></text:span><text:span text:style-name="T10"><text:tab/></text:span><text:span text:style-name="T10"><text:tab/></text:span><text:span text:style-name="T10"><text:tab/></text:span><text:span text:style-name="T11"># ['H', 'e', 'l', 'l', 'o', ...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More list operations</text:p>
          </draw:text-box>
        </draw:frame>
        <draw:frame presentation:style-name="pr8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Delete</text:span> an element of the list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del myApples[1]</text:span><text:span text:style-name="T4"><text:tab/></text:span><text:span text:style-name="T4"><text:tab/></text:span><text:span text:style-name="T6"># [ "Fuji", "Golden Delicious" ]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List <text:span text:style-name="T1">slice</text:span> (<text:span text:style-name="T12">start</text:span>:<text:span text:style-name="T12">end</text:span>)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myApples[0:1]</text:span><text:span text:style-name="T4"><text:tab/></text:span><text:span text:style-name="T4"><text:tab/></text:span><text:span text:style-name="T6"># [ "Fuji", "Gala" ]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Assignment is <text:span text:style-name="T1">aliasing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yourApples = myApples</text:span><text:span text:style-name="T4"><text:tab/></text:span><text:span text:style-name="T4"><text:tab/></text:span><text:span text:style-name="T6"># points to same arra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Use a whole-list slice to <text:span text:style-name="T1">copy</text:span> a list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yourApples = myApples[:]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6"># [:] is shorthand for [0:-1] or [0:len(myApples)-1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 presentation:user-transformed="true">
          <draw:text-box>
            <text:p text:style-name="P1">Sieve of Eratosthenes</text:p>
          </draw:text-box>
        </draw:frame>
        <draw:frame presentation:style-name="pr8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Problem</text:span>: list all the <text:span text:style-name="T1">prime</text:span> numbers between 2 and some given big number.</text:p>
              </text:list-item>
            </text:list>
            <text:list text:style-name="L3">
              <text:list-item>
                <text:list>
                  <text:list-item>
                    <text:p text:style-name="P4">You had a <text:span text:style-name="T1">homework</text:span> that was similar: test if a given number is prime, and list its facto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How did you solve that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Procedure <text:span text:style-name="T2">is_prime() </text:span><text:span text:style-name="T13">(pseudocode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9">Iterate for factor in 2 .. sqrt(n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9">If (n % factor == 0), t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4"><text:span text:style-name="T9">We've found a factor!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But this is wasteful: really only need to test <text:span text:style-name="T2">prime</text:span> numbers for potential factors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Listing all primes</text:p>
          </draw:text-box>
        </draw:frame>
        <draw:frame presentation:style-name="pr8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We could tackle this problem by repeatedly calling <text:span text:style-name="T2">is_prime()</text:span> on <text:span text:style-name="T1">every</text:span> number in turn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4">for num in range(2, max)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4">if is_prime(num) 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But this could be really <text:span text:style-name="T1">slow</text:span> if <text:span text:style-name="T2">max</text:span> is big</text:p>
              </text:list-item>
            </text:list>
            <text:list text:style-name="L3">
              <text:list-item>
                <text:p text:style-name="P9">Is there a smarter way to eliminate <text:span text:style-name="T1">non-prime</text:span> (composite) numbers?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Sieve of Eratosthenes</text:p>
          </draw:text-box>
        </draw:frame>
        <draw:frame presentation:style-name="pr8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The sieve works by a process of <text:span text:style-name="T1">elimination</text:span>: we eliminate all the <text:span text:style-name="T1">non-primes</text:span> by turn:</text:p>
              </text:list-item>
            </text:list>
          </draw:text-box>
        </draw:frame>
        <draw:frame draw:name="Numbers" draw:style-name="gr2" draw:layer="layout" svg:width="16.264cm" svg:height="10.309cm" svg:x="5.993cm" svg:y="7.8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One" draw:style-name="gr8" draw:text-style-name="P11" draw:id="id8" draw:layer="layout" svg:width="0.971cm" svg:height="0.971cm" svg:x="5.915cm" svg:y="7.92cm">
          <text:p text:style-name="P1"/>
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</draw:custom-shape>
        <draw:g draw:name="Multiples of 2" draw:id="id9">
          <draw:custom-shape draw:style-name="gr8" draw:text-style-name="P11" draw:layer="layout" svg:width="0.971cm" svg:height="0.971cm" svg:x="7.617cm" svg:y="8.922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7.618cm" svg:y="9.92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7.619cm" svg:y="11.024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7.62cm" svg:y="12.025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7.621cm" svg:y="13.026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7.622cm" svg:y="14.027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7.623cm" svg:y="15.028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7.624cm" svg:y="16.129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7.625cm" svg:y="17.1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0.916cm" svg:y="7.921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0.917cm" svg:y="8.922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0.918cm" svg:y="9.92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0.919cm" svg:y="11.024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0.92cm" svg:y="12.025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0.921cm" svg:y="13.026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0.922cm" svg:y="14.027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0.923cm" svg:y="15.028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0.924cm" svg:y="16.129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0.925cm" svg:y="17.1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4.216cm" svg:y="7.921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4.217cm" svg:y="8.922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4.218cm" svg:y="9.92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4.219cm" svg:y="11.024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4.22cm" svg:y="12.025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4.221cm" svg:y="13.026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4.222cm" svg:y="14.027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4.223cm" svg:y="15.028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4.224cm" svg:y="16.129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4.225cm" svg:y="17.1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7.516cm" svg:y="7.921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7.517cm" svg:y="8.922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7.518cm" svg:y="9.92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7.519cm" svg:y="11.024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7.52cm" svg:y="12.025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7.521cm" svg:y="13.026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7.522cm" svg:y="14.027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7.523cm" svg:y="15.028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7.524cm" svg:y="16.129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7.525cm" svg:y="17.1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21.016cm" svg:y="7.921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21.017cm" svg:y="8.922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21.018cm" svg:y="9.92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21.019cm" svg:y="11.024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21.02cm" svg:y="12.025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21.021cm" svg:y="13.026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21.022cm" svg:y="14.027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21.023cm" svg:y="15.028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21.024cm" svg:y="16.129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21.025cm" svg:y="17.1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9" draw:text-style-name="P11" draw:layer="layout" svg:width="1.143cm" svg:height="1.072cm" svg:x="7.52cm" svg:y="7.82cm">
            <text:p text:style-name="P1"/>
            <draw:enhanced-geometry svg:viewBox="0 0 21600 21600" draw:type="rectangle" draw:enhanced-path="M 0 0 L 21600 0 21600 21600 0 21600 0 0 Z N"/>
          </draw:custom-shape>
        </draw:g>
        <draw:g draw:name="Multiples of 3" draw:id="id10">
          <draw:custom-shape draw:style-name="gr8" draw:text-style-name="P11" draw:layer="layout" svg:width="0.971cm" svg:height="0.971cm" svg:x="9.319cm" svg:y="11.024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9.322cm" svg:y="14.027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9.325cm" svg:y="17.1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2.617cm" svg:y="8.922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2.62cm" svg:y="12.025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2.623cm" svg:y="15.028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5.818cm" svg:y="9.92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5.821cm" svg:y="13.026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5.824cm" svg:y="16.129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9.216cm" svg:y="7.921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9.219cm" svg:y="11.024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9.222cm" svg:y="14.027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9.225cm" svg:y="17.1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5.918cm" svg:y="9.92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5.921cm" svg:y="13.026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5.924cm" svg:y="16.129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9" draw:text-style-name="P11" draw:layer="layout" svg:width="1.143cm" svg:height="1.072cm" svg:x="9.121cm" svg:y="7.82cm">
            <text:p text:style-name="P1"/>
            <draw:enhanced-geometry svg:viewBox="0 0 21600 21600" draw:type="rectangle" draw:enhanced-path="M 0 0 L 21600 0 21600 21600 0 21600 0 0 Z N"/>
          </draw:custom-shape>
        </draw:g>
        <draw:g draw:name="Multiples of 5" draw:id="id11">
          <draw:custom-shape draw:style-name="gr8" draw:text-style-name="P11" draw:layer="layout" svg:width="0.971cm" svg:height="0.971cm" svg:x="12.618cm" svg:y="9.92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2.619cm" svg:y="11.024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2.621cm" svg:y="13.026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2.622cm" svg:y="14.027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2.624cm" svg:y="16.129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2.625cm" svg:y="17.1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9" draw:text-style-name="P11" draw:layer="layout" svg:width="1.143cm" svg:height="1.072cm" svg:x="12.421cm" svg:y="7.82cm">
            <text:p text:style-name="P1"/>
            <draw:enhanced-geometry svg:viewBox="0 0 21600 21600" draw:type="rectangle" draw:enhanced-path="M 0 0 L 21600 0 21600 21600 0 21600 0 0 Z N"/>
          </draw:custom-shape>
        </draw:g>
        <draw:g draw:name="Multiples of 7" draw:id="id12">
          <draw:custom-shape draw:style-name="gr8" draw:text-style-name="P11" draw:layer="layout" svg:width="0.971cm" svg:height="0.971cm" svg:x="15.823cm" svg:y="15.028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19.22cm" svg:y="12.025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8" draw:text-style-name="P11" draw:layer="layout" svg:width="0.971cm" svg:height="0.971cm" svg:x="5.925cm" svg:y="17.13cm">
            <text:p text:style-name="P1"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custom-shape draw:style-name="gr9" draw:text-style-name="P11" draw:layer="layout" svg:width="1.143cm" svg:height="1.072cm" svg:x="15.721cm" svg:y="7.82cm">
            <text:p text:style-name="P1"/>
            <draw:enhanced-geometry svg:viewBox="0 0 21600 21600" draw:type="rectangle" draw:enhanced-path="M 0 0 L 21600 0 21600 21600 0 21600 0 0 Z N"/>
          </draw:custom-shape>
        </draw:g>
        <draw:g draw:name="Remaining Primes" draw:id="id13">
          <draw:custom-shape draw:style-name="gr9" draw:text-style-name="P11" draw:layer="layout" svg:width="1.143cm" svg:height="1.072cm" svg:x="5.921cm" svg:y="8.8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1.143cm" svg:height="1.072cm" svg:x="9.122cm" svg:y="8.8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1.143cm" svg:height="1.072cm" svg:x="9.123cm" svg:y="9.8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1.143cm" svg:height="1.072cm" svg:x="15.723cm" svg:y="8.8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1.143cm" svg:height="1.072cm" svg:x="19.024cm" svg:y="8.8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1.143cm" svg:height="1.072cm" svg:x="19.025cm" svg:y="9.9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1.143cm" svg:height="1.072cm" svg:x="19.026cm" svg:y="12.9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1.143cm" svg:height="1.072cm" svg:x="19.027cm" svg:y="15.0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1.143cm" svg:height="1.072cm" svg:x="19.028cm" svg:y="16.1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1.143cm" svg:height="1.072cm" svg:x="9.128cm" svg:y="15.0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1.143cm" svg:height="1.072cm" svg:x="9.129cm" svg:y="16.0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1.143cm" svg:height="1.072cm" svg:x="9.129cm" svg:y="13.0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1.143cm" svg:height="1.072cm" svg:x="9.129cm" svg:y="11.9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1.143cm" svg:height="1.072cm" svg:x="5.93cm" svg:y="10.9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1.143cm" svg:height="1.072cm" svg:x="5.931cm" svg:y="11.9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1.143cm" svg:height="1.072cm" svg:x="5.932cm" svg:y="14.0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1.143cm" svg:height="1.072cm" svg:x="5.933cm" svg:y="15.0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1.143cm" svg:height="1.072cm" svg:x="15.733cm" svg:y="14.0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1.143cm" svg:height="1.072cm" svg:x="15.734cm" svg:y="17.0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1.143cm" svg:height="1.072cm" svg:x="15.734cm" svg:y="11.9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1.143cm" svg:height="1.072cm" svg:x="15.734cm" svg:y="10.9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9" smil:attributeName="visibility" smil:to="visible"/>
                  <anim:transitionFilter smil:dur="0.5s" smil:targetElement="id9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2" smil:attributeName="visibility" smil:to="visible"/>
                  <anim:transitionFilter smil:dur="0.5s" smil:targetElement="id12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Prime sieve: pseudocode</text:p>
          </draw:text-box>
        </draw:frame>
        <draw:frame presentation:style-name="pr10" draw:text-style-name="P9" draw:layer="layout" svg:width="25.199cm" svg:height="14.267cm" svg:x="1.4cm" svg:y="4.507cm" presentation:class="outline">
          <draw:text-box>
            <text:list text:style-name="L4">
              <text:list-item>
                <text:p text:style-name="P9">Create an <text:span text:style-name="T1">array</text:span> of booleans and set them all to <text:span text:style-name="T2">true</text:span> at first. (<text:span text:style-name="T2">true</text:span> = <text:span text:style-name="T1">prime</text:span>)</text:p>
              </text:list-item>
            </text:list>
            <text:list text:style-name="L4" text:continue-numbering="true">
              <text:list-item>
                <text:p text:style-name="P9">Set array element <text:span text:style-name="T2">1</text:span> to <text:span text:style-name="T2">false</text:span>. Now <text:span text:style-name="T2">2</text:span> is <text:span text:style-name="T1">prime</text:span>.</text:p>
              </text:list-item>
            </text:list>
            <text:list text:style-name="L4" text:continue-numbering="true">
              <text:list-item>
                <text:p text:style-name="P9">Set the values whose index in the array is a <text:span text:style-name="T1">multiple</text:span> of the last prime found to <text:span text:style-name="T2">false</text:span>.</text:p>
              </text:list-item>
            </text:list>
            <text:list text:style-name="L4" text:continue-numbering="true">
              <text:list-item>
                <text:p text:style-name="P9">The next index where the array holds the value <text:span text:style-name="T2">true</text:span> is the <text:span text:style-name="T1">next prime</text:span>.</text:p>
              </text:list-item>
            </text:list>
            <text:list text:style-name="L4" text:continue-numbering="true">
              <text:list-item>
                <text:p text:style-name="P9">Repeat steps 3 and 4 until the last prime found is greater than the <text:span text:style-name="T1">square root</text:span> of the largest number in the array.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Prime sieve: Python code</text:p>
          </draw:text-box>
        </draw:frame>
        <draw:frame presentation:style-name="pr11" draw:text-style-name="P17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6"><text:span text:style-name="T4">"""Find all primes up to a given number, using Eratosthenes' prime sieve."""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4">import</text:span><text:span text:style-name="T15"> math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6"># sqr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5">size = </text:span><text:span text:style-name="T9">input</text:span><text:span text:style-name="T15">("Find all primes up to: "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6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6"># Initialize: all numbers except 0, 1 are pr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5">primeFlags = </text:span><text:span text:style-name="T9">range</text:span><text:span text:style-name="T15">(size+1)</text:span><text:span text:style-name="T15"><text:tab/></text:span><text:span text:style-name="T15"><text:tab/></text:span><text:span text:style-name="T15"><text:tab/></text:span><text:span text:style-name="T6"># so pF[size] exis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4">for</text:span><text:span text:style-name="T15"> num </text:span><text:span text:style-name="T14">in</text:span><text:span text:style-name="T15"> </text:span><text:span text:style-name="T9">range</text:span><text:span text:style-name="T15">(size+1)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5">primeFlags[num] = </text:span><text:span text:style-name="T9">Tru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5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5">primeFlags[0] = </text:span><text:span text:style-name="T9">Fal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5">primeFlags[1] = </text:span><text:span text:style-name="T9">Fals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Prime sieve: Python code (p.2)</text:p>
          </draw:text-box>
        </draw:frame>
        <draw:frame presentation:style-name="pr12" draw:text-style-name="P17" draw:layer="layout" svg:width="25.199cm" svg:height="14.267cm" svg:x="1.4cm" svg:y="4.507cm" presentation:class="outline">
          <draw:text-box>
            <text:list text:style-name="L3">
              <text:list-item>
                <text:list>
                  <text:list-item>
                    <text:p text:style-name="P16"><text:span text:style-name="T6"># Computation: eliminate all non-prim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4">for</text:span><text:span text:style-name="T15"> num </text:span><text:span text:style-name="T14">in</text:span><text:span text:style-name="T15"> </text:span><text:span text:style-name="T9">range</text:span><text:span text:style-name="T15">(2, </text:span><text:span text:style-name="T9">int</text:span><text:span text:style-name="T15">(math.sqrt(size))+1)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4">if</text:span><text:span text:style-name="T15"> primeFlags[num]:</text:span><text:span text:style-name="T15"><text:tab/></text:span><text:span text:style-name="T15"><text:tab/></text:span><text:span text:style-name="T15"><text:tab/></text:span><text:span text:style-name="T6"># got a prim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6"># Eliminate its multipl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4">for</text:span><text:span text:style-name="T15"> multiple </text:span><text:span text:style-name="T14">in</text:span><text:span text:style-name="T15"> </text:span><text:span text:style-name="T9">range</text:span><text:span text:style-name="T15">(num**2, size+1, num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15">primeFlags[multiple] = </text:span><text:span text:style-name="T9">Fals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5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6"># Outpu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4">print</text:span><text:span text:style-name="T15"> </text:span><text:span text:style-name="T4">"Your primes, sir/madam:"</text:span><text:span text:style-name="T15">,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4">for</text:span><text:span text:style-name="T15"> num </text:span><text:span text:style-name="T14">in</text:span><text:span text:style-name="T15"> </text:span><text:span text:style-name="T9">range</text:span><text:span text:style-name="T15">(2, size+1)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4">if</text:span><text:span text:style-name="T15"> primeFlags[num]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4">print</text:span><text:span text:style-name="T15"> num,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8" draw:layer="layout" svg:width="12.872cm" svg:height="0.962cm" svg:x="12.336cm" svg:y="18.79cm">
          <draw:text-box>
            <text:p text:style-name="P18"><text:span text:style-name="T13"><text:a xlink:href="http://twu.seanho.com/python/primesieve.py">http://twu.seanho.com/python/primesieve.py</text:a>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5" draw:layer="layout" svg:width="25.199cm" svg:height="3.178cm" svg:x="1cm" svg:y="0.337cm" presentation:class="title" presentation:user-transformed="true">
          <draw:text-box>
            <text:p text:style-name="P1"><text:span text:style-name="T3">Summary of today (§5.1-5.5, Py 10.1-10.7)</text:span></text:p>
          </draw:text-box>
        </draw:frame>
        <draw:frame presentation:style-name="pr8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Python <text:span text:style-name="T1">lists</text:span> vs. M2/C <text:span text:style-name="T1">arrays</text:span></text:p>
              </text:list-item>
            </text:list>
            <text:list text:style-name="L3">
              <text:list-item>
                <text:p text:style-name="P3">Lists as function <text:span text:style-name="T1">parameters</text:span></text:p>
              </text:list-item>
            </text:list>
            <text:list text:style-name="L3">
              <text:list-item>
                <text:p text:style-name="P3"><text:span text:style-name="T1">Multidimensional</text:span> arrays/lists</text:p>
              </text:list-item>
            </text:list>
            <text:list text:style-name="L3">
              <text:list-item>
                <text:p text:style-name="P3"><text:span text:style-name="T1">Python</text:span>-specific list operations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embership</text:span> (<text:span text:style-name="T2">in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oncatenate</text:span> (<text:span text:style-name="T2">+</text:span>), <text:span text:style-name="T1">repeat</text:span> (<text:span text:style-name="T2">*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elete</text:span> (<text:span text:style-name="T2">del</text:span>), <text:span text:style-name="T1">slice</text:span> (<text:span text:style-name="T2">[s:e]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liasing</text:span> vs. <text:span text:style-name="T1">copying</text:span> list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8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Lab 03</text:span> due <text:span text:style-name="T2">Wed</text:span>:</text:p>
              </text:list-item>
            </text:list>
            <text:list text:style-name="L3">
              <text:list-item>
                <text:list>
                  <text:list-item>
                    <text:p text:style-name="P4">M2 ch4 # (23 / 27 / 36)</text:p>
                  </text:list-item>
                </text:list>
              </text:list-item>
            </text:list>
            <text:list text:style-name="L3">
              <text:list-item>
                <text:p text:style-name="P3">Read through <text:span text:style-name="T1">M2 ch5</text:span> and <text:span text:style-name="T1">Py ch7, plus Py ch10</text:span><text:line-break/></text:p>
              </text:list-item>
            </text:list>
            <text:list text:style-name="L3">
              <text:list-item>
                <text:p text:style-name="P3"><text:span text:style-name="T1">Midterm ch1-5</text:span> this <text:span text:style-name="T2">Fri 5Oc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9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1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an Ho</meta:initial-creator>
    <meta:creation-date>2006-09-28T16:02:54</meta:creation-date>
    <dc:creator>Sean Ho</dc:creator>
    <dc:date>2007-10-01T14:31:10</dc:date>
    <meta:editing-cycles>25</meta:editing-cycles>
    <meta:editing-duration>PT10H35M7S</meta:editing-duration>
    <meta:user-defined meta:name="Info 1"/>
    <meta:user-defined meta:name="Info 2"/>
    <meta:user-defined meta:name="Info 3"/>
    <meta:user-defined meta:name="Info 4"/>
    <meta:document-statistic meta:object-count="22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style math:fontweight="bold">
          <math:mrow>
            <math:mstyle math:color="white">
              <math:mrow>
                <math:mfenced math:open="" math:close="">
                  <math:mtable>
                    <math:mtr>
                      <math:mtd>
                        <math:mn>0.0</math:mn>
                      </math:mtd>
                      <math:mtd>
                        <math:mn>0.1</math:mn>
                      </math:mtd>
                      <math:mtd>
                        <math:mn>0.2</math:mn>
                      </math:mtd>
                      <math:mtd>
                        <math:mn>0.3</math:mn>
                      </math:mtd>
                    </math:mtr>
                    <math:mtr>
                      <math:mtd>
                        <math:mn>1.0</math:mn>
                      </math:mtd>
                      <math:mtd>
                        <math:mn>1.1</math:mn>
                      </math:mtd>
                      <math:mtd>
                        <math:mn>1.2</math:mn>
                      </math:mtd>
                      <math:mtd>
                        <math:mn>1.3</math:mn>
                      </math:mtd>
                    </math:mtr>
                    <math:mtr>
                      <math:mtd>
                        <math:mn>2.0</math:mn>
                      </math:mtd>
                      <math:mtd>
                        <math:mn>2.1</math:mn>
                      </math:mtd>
                      <math:mtd>
                        <math:mn>2.2</math:mn>
                      </math:mtd>
                      <math:mtd>
                        <math:mn>2.3</math:mn>
                      </math:mtd>
                    </math:mtr>
                  </math:mtable>
                </math:mfenced>
              </math:mrow>
            </math:mstyle>
          </math:mrow>
        </math:mstyle>
      </math:mrow>
    </math:mstyle>
    <math:annotation math:encoding="StarMath 5.0">size 24 bold color white
left ( matrix{0.0 # 0.1 # 0.2 # 0.3 ## 1.0 # 1.1 # 1.2 # 1.3 ## 2.0 # 2.1 # 2.2 # 2.3}  right )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style math:fontweight="bold">
          <math:mrow>
            <math:mstyle math:color="yellow">
              <math:mrow>
                <math:mtable>
                  <math:mtr>
                    <math:mtd>
                      <math:mn>1</math:mn>
                    </math:mtd>
                    <math:mtd>
                      <math:mn>2</math:mn>
                    </math:mtd>
                    <math:mtd>
                      <math:mn>3</math:mn>
                    </math:mtd>
                    <math:mtd>
                      <math:mn>4</math:mn>
                    </math:mtd>
                    <math:mtd>
                      <math:mn>5</math:mn>
                    </math:mtd>
                    <math:mtd>
                      <math:mn>6</math:mn>
                    </math:mtd>
                    <math:mtd>
                      <math:mn>7</math:mn>
                    </math:mtd>
                    <math:mtd>
                      <math:mn>8</math:mn>
                    </math:mtd>
                    <math:mtd>
                      <math:mn>9</math:mn>
                    </math:mtd>
                    <math:mtd>
                      <math:mn>10</math:mn>
                    </math:mtd>
                  </math:mtr>
                  <math:mtr>
                    <math:mtd>
                      <math:mn>11</math:mn>
                    </math:mtd>
                    <math:mtd>
                      <math:mn>12</math:mn>
                    </math:mtd>
                    <math:mtd>
                      <math:mn>13</math:mn>
                    </math:mtd>
                    <math:mtd>
                      <math:mn>14</math:mn>
                    </math:mtd>
                    <math:mtd>
                      <math:mn>15</math:mn>
                    </math:mtd>
                    <math:mtd>
                      <math:mn>16</math:mn>
                    </math:mtd>
                    <math:mtd>
                      <math:mn>17</math:mn>
                    </math:mtd>
                    <math:mtd>
                      <math:mn>18</math:mn>
                    </math:mtd>
                    <math:mtd>
                      <math:mn>19</math:mn>
                    </math:mtd>
                    <math:mtd>
                      <math:mn>20</math:mn>
                    </math:mtd>
                  </math:mtr>
                  <math:mtr>
                    <math:mtd>
                      <math:mn>21</math:mn>
                    </math:mtd>
                    <math:mtd>
                      <math:mn>22</math:mn>
                    </math:mtd>
                    <math:mtd>
                      <math:mn>23</math:mn>
                    </math:mtd>
                    <math:mtd>
                      <math:mn>24</math:mn>
                    </math:mtd>
                    <math:mtd>
                      <math:mn>25</math:mn>
                    </math:mtd>
                    <math:mtd>
                      <math:mn>26</math:mn>
                    </math:mtd>
                    <math:mtd>
                      <math:mn>27</math:mn>
                    </math:mtd>
                    <math:mtd>
                      <math:mn>28</math:mn>
                    </math:mtd>
                    <math:mtd>
                      <math:mn>29</math:mn>
                    </math:mtd>
                    <math:mtd>
                      <math:mn>30</math:mn>
                    </math:mtd>
                  </math:mtr>
                  <math:mtr>
                    <math:mtd>
                      <math:mn>31</math:mn>
                    </math:mtd>
                    <math:mtd>
                      <math:mn>32</math:mn>
                    </math:mtd>
                    <math:mtd>
                      <math:mn>33</math:mn>
                    </math:mtd>
                    <math:mtd>
                      <math:mn>34</math:mn>
                    </math:mtd>
                    <math:mtd>
                      <math:mn>35</math:mn>
                    </math:mtd>
                    <math:mtd>
                      <math:mn>36</math:mn>
                    </math:mtd>
                    <math:mtd>
                      <math:mn>37</math:mn>
                    </math:mtd>
                    <math:mtd>
                      <math:mn>38</math:mn>
                    </math:mtd>
                    <math:mtd>
                      <math:mn>39</math:mn>
                    </math:mtd>
                    <math:mtd>
                      <math:mn>40</math:mn>
                    </math:mtd>
                  </math:mtr>
                  <math:mtr>
                    <math:mtd>
                      <math:mn>41</math:mn>
                    </math:mtd>
                    <math:mtd>
                      <math:mn>42</math:mn>
                    </math:mtd>
                    <math:mtd>
                      <math:mn>43</math:mn>
                    </math:mtd>
                    <math:mtd>
                      <math:mn>44</math:mn>
                    </math:mtd>
                    <math:mtd>
                      <math:mn>45</math:mn>
                    </math:mtd>
                    <math:mtd>
                      <math:mn>46</math:mn>
                    </math:mtd>
                    <math:mtd>
                      <math:mn>47</math:mn>
                    </math:mtd>
                    <math:mtd>
                      <math:mn>48</math:mn>
                    </math:mtd>
                    <math:mtd>
                      <math:mn>49</math:mn>
                    </math:mtd>
                    <math:mtd>
                      <math:mn>50</math:mn>
                    </math:mtd>
                  </math:mtr>
                  <math:mtr>
                    <math:mtd>
                      <math:mn>51</math:mn>
                    </math:mtd>
                    <math:mtd>
                      <math:mn>52</math:mn>
                    </math:mtd>
                    <math:mtd>
                      <math:mn>53</math:mn>
                    </math:mtd>
                    <math:mtd>
                      <math:mn>54</math:mn>
                    </math:mtd>
                    <math:mtd>
                      <math:mn>55</math:mn>
                    </math:mtd>
                    <math:mtd>
                      <math:mn>56</math:mn>
                    </math:mtd>
                    <math:mtd>
                      <math:mn>57</math:mn>
                    </math:mtd>
                    <math:mtd>
                      <math:mn>58</math:mn>
                    </math:mtd>
                    <math:mtd>
                      <math:mn>59</math:mn>
                    </math:mtd>
                    <math:mtd>
                      <math:mn>60</math:mn>
                    </math:mtd>
                  </math:mtr>
                  <math:mtr>
                    <math:mtd>
                      <math:mn>61</math:mn>
                    </math:mtd>
                    <math:mtd>
                      <math:mn>62</math:mn>
                    </math:mtd>
                    <math:mtd>
                      <math:mn>63</math:mn>
                    </math:mtd>
                    <math:mtd>
                      <math:mn>64</math:mn>
                    </math:mtd>
                    <math:mtd>
                      <math:mn>65</math:mn>
                    </math:mtd>
                    <math:mtd>
                      <math:mn>66</math:mn>
                    </math:mtd>
                    <math:mtd>
                      <math:mn>67</math:mn>
                    </math:mtd>
                    <math:mtd>
                      <math:mn>68</math:mn>
                    </math:mtd>
                    <math:mtd>
                      <math:mn>69</math:mn>
                    </math:mtd>
                    <math:mtd>
                      <math:mn>70</math:mn>
                    </math:mtd>
                  </math:mtr>
                  <math:mtr>
                    <math:mtd>
                      <math:mn>71</math:mn>
                    </math:mtd>
                    <math:mtd>
                      <math:mn>72</math:mn>
                    </math:mtd>
                    <math:mtd>
                      <math:mn>73</math:mn>
                    </math:mtd>
                    <math:mtd>
                      <math:mn>74</math:mn>
                    </math:mtd>
                    <math:mtd>
                      <math:mn>75</math:mn>
                    </math:mtd>
                    <math:mtd>
                      <math:mn>76</math:mn>
                    </math:mtd>
                    <math:mtd>
                      <math:mn>77</math:mn>
                    </math:mtd>
                    <math:mtd>
                      <math:mn>78</math:mn>
                    </math:mtd>
                    <math:mtd>
                      <math:mn>79</math:mn>
                    </math:mtd>
                    <math:mtd>
                      <math:mn>80</math:mn>
                    </math:mtd>
                  </math:mtr>
                  <math:mtr>
                    <math:mtd>
                      <math:mn>81</math:mn>
                    </math:mtd>
                    <math:mtd>
                      <math:mn>82</math:mn>
                    </math:mtd>
                    <math:mtd>
                      <math:mn>83</math:mn>
                    </math:mtd>
                    <math:mtd>
                      <math:mn>84</math:mn>
                    </math:mtd>
                    <math:mtd>
                      <math:mn>85</math:mn>
                    </math:mtd>
                    <math:mtd>
                      <math:mn>86</math:mn>
                    </math:mtd>
                    <math:mtd>
                      <math:mn>87</math:mn>
                    </math:mtd>
                    <math:mtd>
                      <math:mn>88</math:mn>
                    </math:mtd>
                    <math:mtd>
                      <math:mn>89</math:mn>
                    </math:mtd>
                    <math:mtd>
                      <math:mn>90</math:mn>
                    </math:mtd>
                  </math:mtr>
                  <math:mtr>
                    <math:mtd>
                      <math:mn>91</math:mn>
                    </math:mtd>
                    <math:mtd>
                      <math:mn>92</math:mn>
                    </math:mtd>
                    <math:mtd>
                      <math:mn>93</math:mn>
                    </math:mtd>
                    <math:mtd>
                      <math:mn>94</math:mn>
                    </math:mtd>
                    <math:mtd>
                      <math:mn>95</math:mn>
                    </math:mtd>
                    <math:mtd>
                      <math:mn>96</math:mn>
                    </math:mtd>
                    <math:mtd>
                      <math:mn>97</math:mn>
                    </math:mtd>
                    <math:mtd>
                      <math:mn>98</math:mn>
                    </math:mtd>
                    <math:mtd>
                      <math:mn>99</math:mn>
                    </math:mtd>
                    <math:mtd>
                      <math:mn>100</math:mn>
                    </math:mtd>
                  </math:mtr>
                </math:mtable>
              </math:mrow>
            </math:mstyle>
          </math:mrow>
        </math:mstyle>
      </math:mrow>
    </math:mstyle>
    <math:annotation math:encoding="StarMath 5.0">size 24 bold color yellow
matrix{
1 # 2 # 3 # 4 # 5 # 6 # 7 # 8 # 9 # 10
## 11 # 12 # 13 # 14 # 15 # 16 # 17 # 18 # 19 # 20
## 21 # 22 # 23 # 24 # 25 # 26 # 27 # 28 # 29 # 30
## 31 # 32 # 33 # 34 # 35 # 36 # 37 # 38 # 39 # 40
## 41 # 42 # 43 # 44 # 45 # 46 # 47 # 48 # 49 # 50
## 51 # 52 # 53 # 54 # 55 # 56 # 57 # 58 # 59 # 60
## 61 # 62 # 63 # 64 # 65 # 66 # 67 # 68 # 69 # 70
## 71 # 72 # 73 # 74 # 75 # 76 # 77 # 78 # 79 # 80
## 81 # 82 # 83 # 84 # 85 # 86 # 87 # 88 # 89 # 90
## 91 # 92 # 93 # 94 # 95 # 96 # 97 # 98 # 99 # 100
}  </math:annotation>
  </math:semantics>
</math:math>
</file>